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53b9" officeooo:paragraph-rsid="001453b9"/>
    </style:style>
    <style:style style:name="P2" style:family="paragraph" style:parent-style-name="Standard">
      <style:text-properties officeooo:rsid="001453b9" officeooo:paragraph-rsid="00153ceb"/>
    </style:style>
    <style:style style:name="P3" style:family="paragraph" style:parent-style-name="Standard">
      <style:text-properties officeooo:rsid="00153ceb" officeooo:paragraph-rsid="00153ceb"/>
    </style:style>
    <style:style style:name="P4" style:family="paragraph" style:parent-style-name="Standard">
      <style:text-properties officeooo:rsid="0016a985" officeooo:paragraph-rsid="0016a985"/>
    </style:style>
    <style:style style:name="P5" style:family="paragraph" style:parent-style-name="Standard">
      <style:text-properties officeooo:rsid="0018404c" officeooo:paragraph-rsid="0018404c"/>
    </style:style>
    <style:style style:name="P6" style:family="paragraph" style:parent-style-name="Standard">
      <style:text-properties officeooo:rsid="001a3f16" officeooo:paragraph-rsid="001a3f16"/>
    </style:style>
    <style:style style:name="P7" style:family="paragraph" style:parent-style-name="Standard">
      <style:text-properties officeooo:rsid="001b68af" officeooo:paragraph-rsid="001b68af"/>
    </style:style>
    <style:style style:name="P8" style:family="paragraph" style:parent-style-name="Standard">
      <style:paragraph-properties fo:text-align="end" style:justify-single-word="false"/>
      <style:text-properties officeooo:rsid="001b68af" officeooo:paragraph-rsid="001b68af"/>
    </style:style>
    <style:style style:name="P9" style:family="paragraph" style:parent-style-name="Standard">
      <style:text-properties officeooo:rsid="0016a985" officeooo:paragraph-rsid="0016a985"/>
    </style:style>
    <style:style style:name="P10" style:family="paragraph" style:parent-style-name="Standard">
      <style:text-properties officeooo:rsid="001cbba7" officeooo:paragraph-rsid="001cbba7"/>
    </style:style>
    <style:style style:name="T1" style:family="text">
      <style:text-properties officeooo:rsid="00153ceb"/>
    </style:style>
    <style:style style:name="T2" style:family="text">
      <style:text-properties officeooo:rsid="0016a985"/>
    </style:style>
    <style:style style:name="T3" style:family="text">
      <style:text-properties officeooo:rsid="001a3f16"/>
    </style:style>
    <style:style style:name="T4" style:family="text">
      <style:text-properties officeooo:rsid="001b68af"/>
    </style:style>
    <style:style style:name="T5" style:family="text">
      <style:text-properties officeooo:rsid="001c6b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MASK <text:span text:style-name="T5">(version 2.0.0) </text:span>installation on Euler</text:p>
      <text:p text:style-name="P1"/>
      <text:p text:style-name="P5">Install spectral solver </text:p>
      <text:p text:style-name="P1">1. login in your Euler account (e.g username=hzhou)</text:p>
      <text:p text:style-name="P1">ssh <text:a xlink:type="simple" xlink:href="mailto:hzhou@euler.ethz.ch">hzhou@euler.ethz.ch</text:a></text:p>
      <text:p text:style-name="P1"/>
      <text:p text:style-name="P1">2. download Petsc on Euler</text:p>
      <text:p text:style-name="P1">git clone -b maint https://bitbucket.org/petsc/petsc petsc</text:p>
      <text:p text:style-name="P1"/>
      <text:p text:style-name="P1">3. upload DAMASK souce file to Euler and unpack it <text:span text:style-name="T1">to directory DAMASK</text:span></text:p>
      <text:p text:style-name="P1"/>
      <text:p text:style-name="P1">4. load auxiliary packages: openblas, hdf5, mvapich, fftw …</text:p>
      <text:p text:style-name="P1">module load openblas mvapich2/2.1 python/2.7.6 hdf5 fftw</text:p>
      <text:p text:style-name="P1"/>
      <text:p text:style-name="P2">5. change into Petsc directory <text:span text:style-name="T1">and install</text:span> Petsc</text:p>
      <text:p text:style-name="P1">cd ~/petsc</text:p>
      <text:p text:style-name="P1">./configure </text:p>
      <text:p text:style-name="P1">--with-blas-lapack-lib=/cluster/apps/openblas/0.2.8_seq/x86_64/gcc_5.2.0/lib/libopenblas.a </text:p>
      <text:p text:style-name="P1">--with-fftw-dir=/cluster/apps/fftw/3.3.4/x86_64/gcc_5.2.0/mvapich2_2.1/ </text:p>
      <text:p text:style-name="P1">--with-hdf5-dir=/cluster/apps/hdf5/1.8.12/x86_64/gcc_5.2.0/mvapich2_2.1/ </text:p>
      <text:p text:style-name="P1">--with-mpi-dir=/cluster/apps/mvapich2/2.1/x86_64/gcc_5.2.0/ </text:p>
      <text:p text:style-name="P1">--with-c2html=0 </text:p>
      <text:p text:style-name="P1">--with-x=0 </text:p>
      <text:p text:style-name="P1">--with-ssl=0 </text:p>
      <text:p text:style-name="P1">--with-debugging=0 </text:p>
      <text:p text:style-name="P1">COPTFLAGS=-O2 </text:p>
      <text:p text:style-name="P1">FOPTFLAGS=-O2 </text:p>
      <text:p text:style-name="P1">CXXOPTFLAGS =-O2 </text:p>
      <text:p text:style-name="P1">PETSC_ARCH=gfortran</text:p>
      <text:p text:style-name="P1">make all test</text:p>
      <text:p text:style-name="P3"/>
      <text:p text:style-name="P3">9. export <text:span text:style-name="T2">p</text:span>ath variable PETSC_DIR and PETSC_ARCH</text:p>
      <text:p text:style-name="P4">export PETSC_DIR=/cluster/home/hzhou/petsc </text:p>
      <text:p text:style-name="P4">export PETSC_ARCH=gfortran </text:p>
      <text:p text:style-name="P3"/>
      <text:p text:style-name="P3">8. change to DAMASK code directory and open the Makefile</text:p>
      <text:p text:style-name="P3">cd ~/DAMASK/code</text:p>
      <text:p text:style-name="P3">vim Makefile</text:p>
      <text:p text:style-name="P3"/>
      <text:p text:style-name="P3">9. delete -std=f2008ts on line STANDARD_CHECK_gfortran (make sure your gcc version &gt;= 5) </text:p>
      <text:p text:style-name="P3">STANDARD_CHECK_gfortran ?= -pedantic-errors</text:p>
      <text:p text:style-name="P3"/>
      <text:p text:style-name="P3">10. change to DAMASK directory and install the spectral solver</text:p>
      <text:p text:style-name="P3">cd ~/DAMASK</text:p>
      <text:p text:style-name="P4">module unload gcc</text:p>
      <text:p text:style-name="P3">make spectral install</text:p>
      <text:p text:style-name="P3"/>
      <text:p text:style-name="P3">11. modify your .bashrc file <text:span text:style-name="T2">for convenience next time</text:span></text:p>
      <text:p text:style-name="P4">module load openblas mvapich2/2.1 python/2.7.6 hdf5 fftw</text:p>
      <text:p text:style-name="P4">export PETSC_DIR=/cluster/home/hzhou/petsc </text:p>
      <text:p text:style-name="P4">export PETSC_ARCH=gfortran </text:p>
      <text:p text:style-name="P4">export LD_LIBRARY_PATH=/cluster/home/hzhou/petsc/gfortran/lib:$LD_LIBRARY_PATH </text:p>
      <text:p text:style-name="P4"><text:soft-page-break/>DAMASK_NUM_THREADS=8 </text:p>
      <text:p text:style-name="P10">export PYTHONPATH=/cluster/home/hzhou/DAMASK/lib:$PYTHONPATH</text:p>
      <text:p text:style-name="P4"/>
      <text:p text:style-name="P4">12. example test</text:p>
      <text:p text:style-name="P4">./DAMASK_spectral.exe --geometry 20grains16x16x16.geom --load tensionX.load</text:p>
      <text:p text:style-name="P3"/>
      <text:p text:style-name="P5">Install processing</text:p>
      <text:p text:style-name="P5">1. open the file corientation.pyx in folder /lib/damsk and comment two functions __cmp__<text:span text:style-name="T3">(line 302, <text:s/>666)</text:span></text:p>
      <text:p text:style-name="P5">cd ~/DAMASK</text:p>
      <text:p text:style-name="P5">vim ./lib/damask/corientation.pyx</text:p>
      <text:p text:style-name="P5">#def __cmp__(self,other): </text:p>
      <text:p text:style-name="P5"><text:s text:c="8"/># not sure if this actually works or not </text:p>
      <text:p text:style-name="P5"><text:s text:c="4"/># <text:s text:c="3"/>return cmp(self.Rodrigues(),other.Rodrigues())</text:p>
      <text:p text:style-name="P5">#def __cmp__(self,other): </text:p>
      <text:p text:style-name="P5"><text:s text:c="4"/># <text:s text:c="3"/>return cmp(self.lattice,other.lattice)</text:p>
      <text:p text:style-name="P5"/>
      <text:p text:style-name="P5">2. edit the file compile_CoreModule.py in fold /installation</text:p>
      <text:p text:style-name="P5">vim ./installation/compile_CoreModule.py</text:p>
      <text:p text:style-name="P5"/>
      <text:p text:style-name="P5">3. delete -std=f2008 at compiler={'gfortran':}(line 54)</text:p>
      <text:p text:style-name="P6">compiler = { </text:p>
      <text:p text:style-name="P6"><text:s text:c="12"/>'gfortran': '--fcompiler=gnu95 --f90flags="-fPIC -fno-range-check -xf95-cpp-input <text:s/>-fall-intrinsics'+\ </text:p>
      <text:p text:style-name="P6"><text:s text:c="24"/>' -fdefault-real-8 -fdefault-double-8"', </text:p>
      <text:p text:style-name="P6"><text:s text:c="12"/>'ifort': <text:s text:c="3"/>'--fcompiler=intelem --f90flags="-fPIC -fpp -stand f08 -diag-disable 5268 -assume byterecl'+\ </text:p>
      <text:p text:style-name="P6"><text:s text:c="24"/>' -real-size 64 -integer-size 32 -shared-intel"', </text:p>
      <text:p text:style-name="P6"><text:s text:c="12"/>}[options['F90']] </text:p>
      <text:p text:style-name="P6"/>
      <text:p text:style-name="P6">4. change -llapack to -lopenblas at lib_lapack(line 85)</text:p>
      <text:p text:style-name="P6"><text:s text:c="2"/>lib_lapack = '-L%s/lib -L%s/lib64 <text:s/>-lopenblas'%(options['LAPACK_ROOT'],options['LAPACK_ROOT'])</text:p>
      <text:p text:style-name="P6"/>
      <text:p text:style-name="P6">5. change the comma of except OSError, e:(line 97) to</text:p>
      <text:p text:style-name="P6">except OSError as e:</text:p>
      <text:p text:style-name="P6"/>
      <text:p text:style-name="P6">6. add parentheses on print function<text:span text:style-name="T4">s</text:span> (line 143, 150)</text:p>
      <text:p text:style-name="P6">print('removing', module)</text:p>
      <text:p text:style-name="P6">print('*********\n* core.so not found, compilation of core modules was not successful\n*********')</text:p>
      <text:p text:style-name="P6"/>
      <text:p text:style-name="P6">7. make .damask directory at home directory and create damask.conf file inside</text:p>
      <text:p text:style-name="P6">mkdir ~/.damask</text:p>
      <text:p text:style-name="P6">vim ~/.damask/damask.conf</text:p>
      <text:p text:style-name="P6"/>
      <text:p text:style-name="P6">8. the damask.conf file is</text:p>
      <text:p text:style-name="P6">F90=gfortran </text:p>
      <text:p text:style-name="P6">FFTW_ROOT=/cluster/apps/fftw/3.3.4/x86_64/gcc_5.2.0/mvapich2_2.1 </text:p>
      <text:p text:style-name="P6">MSC_ROOT=/cluster/apps/marc/marc2013.1 </text:p>
      <text:p text:style-name="P6">MARC_VERSION=2013.1 </text:p>
      <text:p text:style-name="P6">DAMASK_NUM_THREADS=8 </text:p>
      <text:p text:style-name="P6"><text:soft-page-break/>LAPACK_ROOT=/cluster/apps/openblas/0.2.8_seq/x86_64/gcc_5.2.0</text:p>
      <text:p text:style-name="P6"/>
      <text:p text:style-name="P6">9. use gfortran version 5.2.0</text:p>
      <text:p text:style-name="P6">export F90=/cluster/apps/mvapich2/2.1/x86_64/gcc_5.2.0/bin/mpif90</text:p>
      <text:p text:style-name="P6"/>
      <text:p text:style-name="P6">10. check your modules to make sure python/2.7.6 is loaded</text:p>
      <text:p text:style-name="P6"/>
      <text:p text:style-name="P6">11. <text:span text:style-name="T4">first use python/3.3.3 for compilation</text:span></text:p>
      <text:p text:style-name="P7">module load python/3.3.3</text:p>
      <text:p text:style-name="P7">make processing install</text:p>
      <text:p text:style-name="P7"/>
      <text:p text:style-name="P7">12. second use python/2.7.6 for compilation</text:p>
      <text:p text:style-name="P7">module unload python/3.3.3</text:p>
      <text:p text:style-name="P7">make processing install</text:p>
      <text:p text:style-name="P7"/>
      <text:p text:style-name="P7">13. example test</text:p>
      <text:p text:style-name="P7">cd ./examples/SpectralMethod</text:p>
      <text:p text:style-name="P7">postResults –cr f,p --split, <text:s/>--separation x,y,z 20grains16x16x16_tensionX.spectralOut</text:p>
      <text:p text:style-name="P7">cd postProc</text:p>
      <text:p text:style-name="P7">showTable -a 20grains16x16x16_tensionX_inc100.txt</text:p>
      <text:p text:style-name="P7"/>
      <text:p text:style-name="P7">13. to use vtk_rectilinearGrid, vtk_addRectilinearGridData for vtk file generatoin, other modules are needed:</text:p>
      <text:p text:style-name="P7">module load vtk, netcdf, qt, paraview, open_mpi</text:p>
      <text:p text:style-name="P7"/>
      <text:p text:style-name="P7">14. current loaded modules</text:p>
      <text:p text:style-name="P7">Currently Loaded Modulefiles: </text:p>
      <text:p text:style-name="P7"><text:s text:c="2"/>1) modules <text:s text:c="32"/>5) python/2.7.6(2.7) <text:s text:c="22"/>9) vtk/6.1.0 <text:s text:c="29"/>13) paraview/4.1 </text:p>
      <text:p text:style-name="P7"><text:s text:c="2"/>2) openblas/0.2.8_seq(seq:0.2.8:default) <text:s text:c="2"/>6) fftw/3.3.3 <text:s text:c="28"/>10) netcdf/4.3.1(4.3:default) </text:p>
      <text:p text:style-name="P7"><text:s text:c="2"/>3) hwloc/1.11.0 <text:s text:c="27"/>7) szip/2.1 <text:s text:c="30"/>11) qt/4.8.4 </text:p>
      <text:p text:style-name="P7">4) mvapich2/2.1 <text:s text:c="27"/>8) hdf5/1.8.12 <text:s text:c="27"/>12) open_mpi/1.6.5(1.6:default)</text:p>
      <text:p text:style-name="P7"/>
      <text:p text:style-name="P7"/>
      <text:p text:style-name="P8">Hui Zhou</text:p>
      <text:p text:style-name="P8"><text:a xlink:type="simple" xlink:href="mailto:hzhou@student.ethz.ch">hzhou@student.ethz.ch</text:a></text:p>
      <text:p text:style-name="P8">2016/5/2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3:48:03.983349424</meta:creation-date>
    <dc:date>2016-06-07T12:12:07.148362568</dc:date>
    <meta:editing-duration>PT5M31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3" meta:paragraph-count="106" meta:word-count="470" meta:character-count="4744" meta:non-whitespace-character-count="4012"/>
  </office:meta>
</office:document-meta>
</file>